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15e35c" officeooo:paragraph-rsid="0015e35c" style:font-size-asian="12.25pt" style:font-size-complex="14pt"/>
    </style:style>
    <style:style style:name="P2" style:family="paragraph" style:parent-style-name="Standard" style:list-style-name="L1">
      <style:text-properties style:font-name="Ubuntu" fo:font-size="14pt" officeooo:rsid="0015e35c" officeooo:paragraph-rsid="0015e35c" style:font-size-asian="12.25pt" style:font-size-complex="14pt"/>
    </style:style>
    <style:style style:name="P3" style:family="paragraph" style:parent-style-name="Standard">
      <style:text-properties style:font-name="Ubuntu" fo:font-size="16pt" officeooo:rsid="0015e35c" officeooo:paragraph-rsid="0015e35c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apositivas para la defensa de Diseño - Fase I</text:p>
      <text:p text:style-name="P1"/>
      <text:list xml:id="list7458991548466544970" text:style-name="L1">
        <text:list-item>
          <text:p text:style-name="P2">Planteamiento del problema - Problemática planteada</text:p>
        </text:list-item>
        <text:list-item>
          <text:p text:style-name="P2">Solución tecnológica</text:p>
        </text:list-item>
        <text:list-item>
          <text:p text:style-name="P2">Objetivos de la investigación</text:p>
        </text:list-item>
        <text:list-item>
          <text:p text:style-name="P2">Objetivos de la propuesta tecnológica</text:p>
        </text:list-item>
        <text:list-item>
          <text:p text:style-name="P2">Metodología aplicada</text:p>
          <text:list>
            <text:list-item>
              <text:p text:style-name="P2">Fase I - Obtención de requerimientos</text:p>
            </text:list-item>
            <text:list-item>
              <text:p text:style-name="P2">Fase II - Diseño conceptual</text:p>
            </text:list-item>
            <text:list-item>
              <text:p text:style-name="P2">Fase III - Diseño navegacional</text:p>
            </text:list-item>
            <text:list-item>
              <text:p text:style-name="P2">Fase IV - Diseño de interfaz</text:p>
            </text:list-item>
            <text:list-item>
              <text:p text:style-name="P2">Fase V - Implementació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0:37:15.904877564</meta:creation-date>
    <dc:date>2016-11-05T20:48:23.578041484</dc:date>
    <meta:editing-duration>PT57S</meta:editing-duration>
    <meta:editing-cycles>1</meta:editing-cycles>
    <meta:document-statistic meta:table-count="0" meta:image-count="0" meta:object-count="0" meta:page-count="1" meta:paragraph-count="11" meta:word-count="64" meta:character-count="358" meta:non-whitespace-character-count="315"/>
    <meta:generator>LibreOffice/5.2.2.2.0$Linux_X86_64 LibreOffice_project/20m0$Build-2</meta:generator>
  </office:meta>
</office:document-meta>
</file>